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onsolas" svg:font-family="Consolas" style:font-family-generic="roman" style:font-pitch="variable"/>
    <style:font-face style:name="Utopia-Regular" svg:font-family="Utopia-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nsolas1" svg:font-family="Consola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Utopia-Regular1" svg:font-family="Utopia-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master-page-name="Standard">
      <style:paragraph-properties fo:margin-top="0in" fo:margin-bottom="0in" style:contextual-spacing="false" fo:line-height="100%" fo:text-align="center" style:justify-single-word="false" style:page-number="auto"/>
    </style:style>
    <style:style style:name="P4" style:family="paragraph" style:parent-style-name="Standard">
      <style:paragraph-properties fo:margin-left="0.75in" fo:margin-right="0in" fo:margin-top="0in" fo:margin-bottom="0in" style:contextual-spacing="false" fo:line-height="100%" fo:text-indent="0in" style:auto-text-indent="false"/>
    </style:style>
    <style:style style:name="P5" style:family="paragraph" style:parent-style-name="Standard">
      <style:paragraph-properties fo:margin-left="0.75in" fo:margin-right="0in" fo:margin-top="0in" fo:margin-bottom="0in" style:contextual-spacing="false" fo:line-height="100%" fo:text-indent="0in" style:auto-text-indent="false">
        <style:tab-stops>
          <style:tab-stop style:position="1.1252in"/>
        </style:tab-stops>
      </style:paragraph-properties>
    </style:style>
    <style:style style:name="P6" style:family="paragraph" style:parent-style-name="Standard">
      <style:paragraph-properties fo:margin-left="0.25in" fo:margin-right="0in" fo:line-height="150%" fo:text-indent="0.5in" style:auto-text-indent="false"/>
    </style:style>
    <style:style style:name="P7" style:family="paragraph" style:parent-style-name="List_20_Paragraph">
      <style:paragraph-properties fo:line-height="150%"/>
    </style:style>
    <style:style style:name="P8" style:family="paragraph" style:parent-style-name="List_20_Paragraph" style:list-style-name="WWNum1">
      <style:paragraph-properties fo:line-height="150%"/>
    </style:style>
    <style:style style:name="P9" style:family="paragraph" style:parent-style-name="List_20_Paragraph" style:list-style-name="WWNum2">
      <style:paragraph-properties fo:line-height="150%"/>
    </style:style>
    <style:style style:name="P10" style:family="paragraph" style:parent-style-name="List_20_Paragraph" style:list-style-name="WWNum3">
      <style:paragraph-properties fo:line-height="150%"/>
    </style:style>
    <style:style style:name="P11" style:family="paragraph" style:parent-style-name="List_20_Paragraph" style:list-style-name="WWNum4">
      <style:paragraph-properties fo:line-height="150%"/>
    </style:style>
    <style:style style:name="P12" style:family="paragraph" style:parent-style-name="List_20_Paragraph">
      <style:paragraph-properties fo:margin-left="0.75in" fo:margin-right="0in" fo:line-height="150%" fo:text-indent="0in" style:auto-text-indent="false"/>
    </style:style>
    <style:style style:name="T1" style:family="text">
      <style:text-properties style:font-name="Utopia-Regular" fo:font-size="19pt" style:font-size-asian="19pt" style:font-name-complex="Utopia-Regular1" style:font-size-complex="19pt"/>
    </style:style>
    <style:style style:name="T2" style:family="text">
      <style:text-properties style:font-name="Utopia-Regular" fo:font-size="13pt" style:font-size-asian="13pt" style:font-name-complex="Utopia-Regular1" style:font-size-complex="13pt"/>
    </style:style>
    <style:style style:name="T3" style:family="text">
      <style:text-properties style:font-name="Utopia-Regular" fo:font-size="13pt" officeooo:rsid="00191e37" style:font-size-asian="13pt" style:font-name-complex="Utopia-Regular1" style:font-size-complex="13pt"/>
    </style:style>
    <style:style style:name="T4" style:family="text">
      <style:text-properties style:font-name="Consolas" fo:font-size="10pt" style:font-size-asian="10pt" style:font-name-complex="Consolas1" style:font-size-complex="10pt"/>
    </style:style>
    <style:style style:name="T5" style:family="text">
      <style:text-properties style:font-name="Consolas" fo:font-size="10pt" style:font-size-asian="10pt" style:font-name-complex="Consolas1" style:font-size-complex="10pt"/>
    </style:style>
    <style:style style:name="T6" style:family="text">
      <style:text-properties fo:color="#000000" style:font-name="Consolas" fo:font-size="10pt" style:font-size-asian="10pt" style:font-name-complex="Consolas1" style:font-size-complex="10pt"/>
    </style:style>
    <style:style style:name="T7" style:family="text">
      <style:text-properties fo:color="#000000" style:font-name="Consolas" fo:font-size="10pt" style:font-size-asian="10pt" style:font-name-complex="Consolas1" style:font-size-complex="10pt"/>
    </style:style>
    <style:style style:name="T8" style:family="text">
      <style:text-properties fo:color="#000000" style:font-name-complex="Consolas1" style:font-size-complex="10pt"/>
    </style:style>
    <style:style style:name="T9" style:family="text">
      <style:text-properties fo:font-style="italic" style:font-style-asian="italic"/>
    </style:style>
    <style:style style:name="fr1"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CSCI 3155: Lab Assignment 3</text:span></text:p>
      <text:p text:style-name="P1"><text:span text:style-name="T2">Spring 2014: Saturday, February 22, 2014</text:span></text:p>
      <text:p text:style-name="P2"><text:span text:style-name="T2"><text:tab/></text:span><text:span text:style-name="T3">Yu Zhou</text:span></text:p>
      <text:list xml:id="list8166191662991451964" text:style-name="WWNum1">
        <text:list-item>
          <text:p text:style-name="P8">JavaScripty Interpreter: Tag Testing, Recursive Functions, and Dynamic Scoping.</text:p>
        </text:list-item>
      </text:list>
      <text:list xml:id="list6810447284854991578" text:style-name="WWNum2">
        <text:list-item>
          <text:p text:style-name="P9">First, write some JAVASCRIPTY programs and execute them as JavaScript programs. This step will inform how you will implement your interpreter and will serve as tests for your interpreter.</text:p>
        </text:list-item>
      </text:list>
      <text:p text:style-name="P12">Below is my code: </text:p>
      <text:p text:style-name="P4"><text:span text:style-name="T4">const x=14;</text:span></text:p>
      <text:p text:style-name="P4"><text:span text:style-name="T6">const</text:span><text:span text:style-name="T4"> f = function(x) {</text:span></text:p>
      <text:p text:style-name="P4"><text:span text:style-name="T4"><text:tab/></text:span><text:span text:style-name="T6">const</text:span><text:span text:style-name="T4"> x=13</text:span></text:p>
      <text:p text:style-name="P4"><text:span text:style-name="T4"><text:tab/>return x</text:span></text:p>
      <text:p text:style-name="P5"><text:span text:style-name="T4">}<text:tab/></text:span></text:p>
      <text:p text:style-name="P6"><text:span text:style-name="T4">x+f(x)</text:span></text:p>
      <text:p text:style-name="P12">The Scala interpreter handles the code under static scoping, producing the result of 27, as x=14 is defined outside of the function, while the function(x) returns 13.</text:p>
      <text:p text:style-name="P12">The dynamic scoping way will return 26, as the <text:s/><text:span text:style-name="T6">const</text:span><text:span text:style-name="T4"> x=13</text:span><text:span text:style-name="T4"> </text:span>is able to change the original value of x outside of the function.</text:p>
      <text:list xml:id="list193645061958559" text:continue-list="list8166191662991451964" text:style-name="WWNum1">
        <text:list-item>
          <text:p text:style-name="P8">JavaScripty Interpreter: Substitution and Evaluation Order.</text:p>
        </text:list-item>
      </text:list>
      <text:list xml:id="list2044339004870503507" text:style-name="WWNum3">
        <text:list-item>
          <text:p text:style-name="P10">The evaluation order is deterministic. The evaluation order is e1 then e2. The “Do rules” require both e1 and e2 to be values. If either of them is not a value the search rule is applied to do recursive calls to make e1 a value v1. After e1 is a value, search rule is called on e2 recursively to make e2 a value v2. Not until e1 and e2 are both values we can start to do the operators.</text:p>
        </text:list-item>
      </text:list>
      <text:list xml:id="list193644622937201" text:continue-list="list193645061958559" text:style-name="WWNum1">
        <text:list-item>
          <text:p text:style-name="P8">Evaluation Order.<text:bookmark text:name="_GoBack"/></text:p>
        </text:list-item>
      </text:list>
      <text:p text:style-name="P7">Until e1 and e2 are both values, we do the search rule to reduce them into values.</text:p>
      <text:p text:style-name="P7">SEARCHBINARY1 is used to ensure that e1 is a value. If not, do it recursively until it is a value.</text:p>
      <text:p text:style-name="P7"><draw:frame draw:style-name="fr1" text:anchor-type="as-char" svg:width="1.6429in" svg:height="0.4165in" draw:z-index="0"><draw:object xlink:href="./Object 2" xlink:type="simple" xlink:show="embed" xlink:actuate="onLoad"/><draw:image xlink:href="./ObjectReplacements/Object 2" xlink:type="simple" xlink:show="embed" xlink:actuate="onLoad"/></draw:frame></text:p>
      <text:p text:style-name="P7">SEARCHBINARYARITH2 is used to do the reduction of e2, when e1 is a value v1 but e2 is not:</text:p>
      <text:p text:style-name="P7"><text:soft-page-break/><draw:frame draw:style-name="fr1" text:anchor-type="as-char" svg:width="2.6681in" svg:height="0.4811in" draw:z-index="1"><draw:object xlink:href="./Object 4" xlink:type="simple" xlink:show="embed" xlink:actuate="onLoad"/><draw:image xlink:href="./ObjectReplacements/Object 4" xlink:type="simple" xlink:show="embed" xlink:actuate="onLoad"/></draw:frame></text:p>
      <text:p text:style-name="P7">DoPlusNumber is used when both e1, e2 are values and neither of them is a string. Under such conditions we do arithmetic plus for the two numbers:</text:p>
      <text:p text:style-name="P7"><draw:frame draw:style-name="fr1" text:anchor-type="as-char" svg:width="3.6945in" svg:height="0.4272in" draw:z-index="2"><draw:object xlink:href="./Object 6" xlink:type="simple" xlink:show="embed" xlink:actuate="onLoad"/><draw:image xlink:href="./ObjectReplacements/Object 6" xlink:type="simple" xlink:show="embed" xlink:actuate="onLoad"/></draw:frame></text:p>
      <text:p text:style-name="P7">When either of them is a string, we use DOPLUSSTRING1 and DOPLUSSTRING2 to do the string concatenation, even if the other one may not be a string.</text:p>
      <text:list xml:id="list193644623637294" text:continue-numbering="true" text:style-name="WWNum1">
        <text:list-item>
          <text:p text:style-name="P8">Short-Circuit Evaluation</text:p>
        </text:list-item>
      </text:list>
      <text:list xml:id="list4954405076050261039" text:style-name="WWNum4">
        <text:list-item>
          <text:p text:style-name="P11">An example would be: in java or c++ when we need to write a <text:span text:style-name="T9">for loop</text:span> to find if there is an element with the value of 100 in an integer array of size n.</text:p>
        </text:list-item>
      </text:list>
      <text:p text:style-name="P12">If we write as </text:p>
      <text:p text:style-name="P4"><text:span text:style-name="T6">for (int i=0;(array[i]!=100)&amp;&amp;(i&lt;n);i++) <text:s/></text:span></text:p>
      <text:p text:style-name="P12">it may run into segmentation fault if the array does not contain any element of value 100.</text:p>
      <text:p text:style-name="P12">However if we revise the code as:</text:p>
      <text:p text:style-name="P4"><text:span text:style-name="T6">for (int i=0;(i&lt;n)&amp;&amp;(array[i]!=100); i++) </text:span></text:p>
      <text:p text:style-name="P12">the for loop will be fine, since if we run into the condition where i==n the for loop is not again executed as the compiler does not judge the right part of “&amp;&amp;” as long as the “i&lt;n” is no longer true. </text:p>
      <text:list xml:id="list193645759024136" text:continue-numbering="true" text:style-name="WWNum4">
        <text:list-item>
          <text:p text:style-name="P11">Yes. In the <text:span text:style-name="T6">bop(And, e1, e2)</text:span> if the value of e1 is true, it still needs to check the value of e2. But if value of e1, v1 is false, e2 is never checked. Same condition applies to <text:s/><text:span text:style-name="T6">bop(Or, e1, e2)</text:span><text:span text:style-name="T6"> </text:span>and<text:span text:style-name="T6"> </text:span><text:span text:style-name="T6">If(e1,e2,e3)</text:span><text:span text:style-name="T6">. </text:span><text:span text:style-name="T8">The compiler checks the value of e1, and skip certain parts according to the value of e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onsolas" svg:font-family="Consolas" style:font-family-generic="roman" style:font-pitch="variable"/>
    <style:font-face style:name="Utopia-Regular" svg:font-family="Utopia-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nsolas1" svg:font-family="Consola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Utopia-Regular1" svg:font-family="Utopia-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zh" style:country-asian="CN" style:font-name-complex="F" style:font-size-complex="11pt" style:language-complex="ar" style:country-complex="SA"/>
    </style:default-style>
    <style:default-style style:family="paragraph">
      <style:paragraph-properties fo:margin-top="0in" fo:margin-bottom="0.111in" style:contextual-spacing="false"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text:start-value="3">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aju</meta:initial-creator>
    <meta:editing-cycles>1</meta:editing-cycles>
    <meta:print-date>2014-02-22T21:25:00</meta:print-date>
    <meta:creation-date>2014-02-22T20:29:00</meta:creation-date>
    <dc:date>2014-12-18T19:36:44.320419707</dc:date>
    <meta:editing-duration>PT57S</meta:editing-duration>
    <meta:generator>LibreOffice/4.2.6.3$Linux_X86_64 LibreOffice_project/420m0$Build-3</meta:generator>
    <meta:document-statistic meta:table-count="0" meta:image-count="0" meta:object-count="3" meta:page-count="2" meta:paragraph-count="34" meta:word-count="498" meta:character-count="2653" meta:non-whitespace-character-count="218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math xmlns="http://www.w3.org/1998/Math/MathML" display="block">
  <semantics>
    <mfrac>
      <mrow>
        <mi>e</mi>
        <mn>1</mn>
        <mi>→</mi>
        <mi>e</mi>
        <mn>1</mn>
        <mi>'</mi>
      </mrow>
      <mrow>
        <mi>e</mi>
        <mn>1</mn>
        <mi mathvariant="italic">bop</mi>
        <mi>e</mi>
        <mn>2</mn>
        <mi>→</mi>
        <mi>e</mi>
        <msup>
          <mn>1</mn>
          <mi>'</mi>
        </msup>
        <mi mathvariant="italic">bop</mi>
        <mi>e</mi>
        <mn>2</mn>
      </mrow>
    </mfrac>
    <annotation encoding="StarMath 5.0">{e1→e1'} over {e1 bop e2 →e {1} ^ {'} bop e2}</annotation>
  </semantics>
</math>
</file>

<file path=Object 4/content.xml><?xml version="1.0" encoding="utf-8"?>
<math xmlns="http://www.w3.org/1998/Math/MathML" display="block">
  <semantics>
    <mtable>
      <mtr>
        <mtd>
          <mrow>
            <mi>e</mi>
            <mn>2</mn>
            <mi>→</mi>
            <mi>e</mi>
            <msup>
              <mn>2</mn>
              <mi>'</mi>
            </msup>
            <mrow>
              <mi mathvariant="italic">bop</mi>
              <mo stretchy="false">+</mo>
              <mfrac>
                <mrow/>
                <mrow>
                  <mi>v</mi>
                  <mn>1</mn>
                  <mi mathvariant="italic">bop</mi>
                  <mi>e</mi>
                  <mn>2</mn>
                  <mi>→</mi>
                  <mi>v</mi>
                  <mn>1</mn>
                  <mi mathvariant="italic">bop</mi>
                  <mi>e</mi>
                  <mn>2</mn>
                  <mi>'</mi>
                </mrow>
              </mfrac>
            </mrow>
          </mrow>
        </mtd>
      </mtr>
      <mtr>
        <mtd>
          <mrow/>
        </mtd>
      </mtr>
    </mtable>
    <annotation encoding="StarMath 5.0">{e 2 →e {2} ^ {'}   bop+} over {v1 bop e2 →v1 bop e2'}</annotation>
  </semantics>
</math>
</file>

<file path=Object 6/content.xml><?xml version="1.0" encoding="utf-8"?>
<math xmlns="http://www.w3.org/1998/Math/MathML" display="block">
  <semantics>
    <mfrac>
      <mrow>
        <mrow>
          <msup>
            <mi>n</mi>
            <mi>'</mi>
          </msup>
          <mo stretchy="false">=</mo>
          <mi mathvariant="italic">toNumber</mi>
        </mrow>
        <mrow>
          <mrow>
            <mo fence="true" stretchy="true">(</mo>
            <mrow>
              <mrow>
                <mi>v</mi>
                <mn>1</mn>
              </mrow>
            </mrow>
            <mo fence="true" stretchy="true">)</mo>
          </mrow>
          <mo stretchy="false">+</mo>
          <mi mathvariant="italic">toNumber</mi>
        </mrow>
        <mrow>
          <mo fence="true" stretchy="true">(</mo>
          <mrow>
            <mrow>
              <mi>v</mi>
              <mn>2</mn>
            </mrow>
          </mrow>
          <mo fence="true" stretchy="true">)</mo>
        </mrow>
        <mi>v</mi>
        <mn>1</mn>
        <mi>≠</mi>
        <mi mathvariant="italic">str</mi>
        <mn>1,</mn>
        <mi>v</mi>
        <mn>2</mn>
        <mi>≠</mi>
        <mi mathvariant="italic">str</mi>
        <mn>2</mn>
      </mrow>
      <mrow>
        <mi>v</mi>
        <mrow>
          <mn>1</mn>
          <mo stretchy="false">+</mo>
          <mi>v</mi>
        </mrow>
        <mn>2</mn>
        <mi>→</mi>
        <mi>n</mi>
        <mi>'</mi>
      </mrow>
    </mfrac>
    <annotation encoding="StarMath 5.0">{{n} ^ {'} =toNumber left (v1 right ) +toNumber left (v2 right )      v1≠str1,   v2≠str2 } over {v1+v2 →n'}</annotation>
  </semantics>
</math>
</file>